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63cb" officeooo:paragraph-rsid="001863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on@simplon-Latitude-E6420 ~ $ cd Documents</text:p>
      <text:p text:style-name="P1">simplon@simplon-Latitude-E6420 ~/Documents $ cd coder</text:p>
      <text:p text:style-name="P1">simplon@simplon-Latitude-E6420 ~/Documents/coder $ mkdir shell-exo</text:p>
      <text:p text:style-name="P1">simplon@simplon-Latitude-E6420 ~/Documents/coder $ cd shell-exo</text:p>
      <text:p text:style-name="P1">simplon@simplon-Latitude-E6420 ~/Documents/coder/shell-exo $ mkdir Jaime_le_shell</text:p>
      <text:p text:style-name="P1">simplon@simplon-Latitude-E6420 ~/Documents/coder/shell-exo $ cd Jaime_le_shell</text:p>
      <text:p text:style-name="P1">simplon@simplon-Latitude-E6420 ~/Documents/coder/shell-exo/Jaime_le_shell $ touch test1</text:p>
      <text:p text:style-name="P1">simplon@simplon-Latitude-E6420 ~/Documents/coder/shell-exo/Jaime_le_shell $ mkdir test2</text:p>
      <text:p text:style-name="P1">simplon@simplon-Latitude-E6420 ~/Documents/coder/shell-exo/Jaime_le_shell $ mkdir test3</text:p>
      <text:p text:style-name="P1">simplon@simplon-Latitude-E6420 ~/Documents/coder/shell-exo/Jaime_le_shell $ mkdir test3</text:p>
      <text:p text:style-name="P1">mkdir: impossible de créer le répertoire «test3»: Le fichier existe</text:p>
      <text:p text:style-name="P1">simplon@simplon-Latitude-E6420 ~/Documents/coder/shell-exo/Jaime_le_shell $ mkdir test4</text:p>
      <text:p text:style-name="P1">simplon@simplon-Latitude-E6420 ~/Documents/coder/shell-exo/Jaime_le_shell $ touch test5</text:p>
      <text:p text:style-name="P1">simplon@simplon-Latitude-E6420 ~/Documents/coder/shell-exo/Jaime_le_shell $ mkdir test6</text:p>
      <text:p text:style-name="P1">simplon@simplon-Latitude-E6420 ~/Documents/coder/shell-exo/Jaime_le_shell $ ls -l</text:p>
      <text:p text:style-name="P1">total 16</text:p>
      <text:p text:style-name="P1">-rw-rw-r-- 1 simplon simplon <text:s text:c="3"/>0 avril 25 12:59 test1</text:p>
      <text:p text:style-name="P1">drwxrwxr-x 2 simplon simplon 4096 avril 25 12:59 test2</text:p>
      <text:p text:style-name="P1">drwxrwxr-x 2 simplon simplon 4096 avril 25 12:59 test3</text:p>
      <text:p text:style-name="P1">drwxrwxr-x 2 simplon simplon 4096 avril 25 12:59 test4</text:p>
      <text:p text:style-name="P1">-rw-rw-r-- 1 simplon simplon <text:s text:c="3"/>0 avril 25 12:59 test5</text:p>
      <text:p text:style-name="P1">drwxrwxr-x 2 simplon simplon 4096 avril 25 13:00 test6</text:p>
      <text:p text:style-name="P1">simplon@simplon-Latitude-E6420 ~/Documents/coder/shell-exo/Jaime_le_shell $ </text:p>
      <text:p text:style-name="P1">simplon@simplon-Latitude-E6420 ~/Documents/coder/shell-exo/Jaime_le_shell $ mv test1 le_shell_cest_trop_coolls\!/</text:p>
      <text:p text:style-name="P1">mv: impossible de déplacer 'test1' vers 'le_shell_cest_trop_coolls!/': N'est pas un dossier</text:p>
      <text:p text:style-name="P1">simplon@simplon-Latitude-E6420 ~/Documents/coder/shell-exo/Jaime_le_shell $ mv test1 le_shell_cest_trop_coolls\!/</text:p>
      <text:p text:style-name="P1">simplon@simplon-Latitude-E6420 ~/Documents/coder/shell-exo/Jaime_le_shell $ mv test5 le_shell_cest_trop_coolls\!/</text:p>
      <text:p text:style-name="P1">simplon@simplon-Latitude-E6420 ~/Documents/coder/shell-exo/Jaime_le_shell $ cp -R test2/ le_shell_cest_trop_coolls\!/</text:p>
      <text:p text:style-name="P1">simplon@simplon-Latitude-E6420 ~/Documents/coder/shell-exo/Jaime_le_shell $ cp tR test6/ le_shell_cest_trop_coolls\!/</text:p>
      <text:p text:style-name="P1">cp: impossible d'évaluer 'tR': Aucun fichier ou dossier de ce type</text:p>
      <text:p text:style-name="P1">cp: omission du répertoire 'test6/'</text:p>
      <text:p text:style-name="P1">simplon@simplon-Latitude-E6420 ~/Documents/coder/shell-exo/Jaime_le_shell $ cp -R test6/ le_shell_cest_trop_coolls\!/</text:p>
      <text:p text:style-name="P1">simplon@simplon-Latitude-E6420 ~/Documents/coder/shell-exo/Jaime_le_shell $ cd ..</text:p>
      <text:p text:style-name="P1">simplon@simplon-Latitude-E6420 ~/Documents/coder/shell-exo $ echo "# shelll" &gt;&gt; README.md</text:p>
      <text:p text:style-name="P1">simplon@simplon-Latitude-E6420 ~/Documents/coder/shell-exo $ git init</text:p>
      <text:p text:style-name="P1">Dépôt Git vide initialisé dans /home/simplon/Documents/coder/shell-exo/.git/</text:p>
      <text:p text:style-name="P1">simplon@simplon-Latitude-E6420 ~/Documents/coder/shell-exo $ git add README.md</text:p>
      <text:p text:style-name="P1">simplon@simplon-Latitude-E6420 ~/Documents/coder/shell-exo $ git commit -m "first commit"</text:p>
      <text:p text:style-name="P1">[master (commit racine) aea0500] first commit</text:p>
      <text:p text:style-name="P1"><text:s/>1 file changed, 1 insertion(+)</text:p>
      <text:p text:style-name="P1"><text:s/>create mode 100644 README.md</text:p>
      <text:p text:style-name="P1">simplon@simplon-Latitude-E6420 ~/Documents/coder/shell-exo $ git remote add origin https://github.com/melind/shelll.git</text:p>
      <text:p text:style-name="P1">simplon@simplon-Latitude-E6420 ~/Documents/coder/shell-exo $ git push -u origin master</text:p>
      <text:p text:style-name="P1">Username for 'https://github.com': melind</text:p>
      <text:p text:style-name="P1"><text:soft-page-break/>Password for 'https://melind@github.com': </text:p>
      <text:p text:style-name="P1">Décompte des objets: 3, fait.</text:p>
      <text:p text:style-name="P1">Écriture des objets: 100% (3/3), 214 bytes | 0 bytes/s, fait.</text:p>
      <text:p text:style-name="P1">Total 3 (delta 0), reused 0 (delta 0)</text:p>
      <text:p text:style-name="P1">To https://github.com/melind/shelll.git</text:p>
      <text:p text:style-name="P1"><text:s/>* [new branch] <text:s text:c="5"/>master -&gt; master</text:p>
      <text:p text:style-name="P1">La branche master est paramétrée pour suivre la branche distante master depuis origin.</text:p>
      <text:p text:style-name="P1">simplon@simplon-Latitude-E6420 ~/Documents/coder/shell-exo $ git status</text:p>
      <text:p text:style-name="P1">Sur la branche master</text:p>
      <text:p text:style-name="P1">Votre branche est à jour avec 'origin/master'.</text:p>
      <text:p text:style-name="P1">Fichiers non suivis:</text:p>
      <text:p text:style-name="P1"><text:s text:c="2"/>(utilisez "git add &lt;fichier&gt;..." pour inclure dans ce qui sera validé)</text:p>
      <text:p text:style-name="P1"/>
      <text:p text:style-name="P1"><text:tab/>Jaime_le_shell/</text:p>
      <text:p text:style-name="P1"/>
      <text:p text:style-name="P1">aucune modification ajoutée à la validation mais des fichiers non suivis sont présents (utilisez "git add" pour les suivre)</text:p>
      <text:p text:style-name="P1">simplon@simplon-Latitude-E6420 ~/Documents/coder/shell-exo $ git add Jaime_le_shell</text:p>
      <text:p text:style-name="P1">simplon@simplon-Latitude-E6420 ~/Documents/coder/shell-exo $ git commit -m "m"</text:p>
      <text:p text:style-name="P1">[master 8a7d09f] m</text:p>
      <text:p text:style-name="P1"><text:s/>2 files changed, 0 insertions(+), 0 deletions(-)</text:p>
      <text:p text:style-name="P1"><text:s/>create mode 100644 Jaime_le_shell/le_shell_cest_trop_coolls!/test1</text:p>
      <text:p text:style-name="P1"><text:s/>create mode 100644 Jaime_le_shell/le_shell_cest_trop_coolls!/test5</text:p>
      <text:p text:style-name="P1">simplon@simplon-Latitude-E6420 ~/Documents/coder/shell-exo $ git push origin master</text:p>
      <text:p text:style-name="P1">Username for 'https://github.com': melind</text:p>
      <text:p text:style-name="P1">Password for 'https://melind@github.com': </text:p>
      <text:p text:style-name="P1">Décompte des objets: 5, fait.</text:p>
      <text:p text:style-name="P1">Delta compression using up to 4 threads.</text:p>
      <text:p text:style-name="P1">Compression des objets: 100% (4/4), fait.</text:p>
      <text:p text:style-name="P1">Écriture des objets: 100% (5/5), 382 bytes | 0 bytes/s, fait.</text:p>
      <text:p text:style-name="P1">Total 5 (delta 0), reused 0 (delta 0)</text:p>
      <text:p text:style-name="P1">To https://github.com/melind/shelll.git</text:p>
      <text:p text:style-name="P1"><text:s text:c="3"/>aea0500..8a7d09f <text:s/>master -&gt; master</text:p>
      <text:p text:style-name="P1">simplon@simplon-Latitude-E6420 ~/Documents/coder/shell-exo 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08:51.921369282</meta:creation-date>
    <dc:date>2018-04-25T14:22:31.086231183</dc:date>
    <meta:editing-duration>PT3M21S</meta:editing-duration>
    <meta:editing-cycles>1</meta:editing-cycles>
    <meta:document-statistic meta:table-count="0" meta:image-count="0" meta:object-count="0" meta:page-count="2" meta:paragraph-count="75" meta:word-count="467" meta:character-count="4841" meta:non-whitespace-character-count="4421"/>
    <meta:generator>LibreOffice/5.1.6.2$Linux_X86_64 LibreOffice_project/10m0$Build-2</meta:generator>
  </office:meta>
</office:document-meta>
</file>